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需求分析 </text:h>
      <text:h text:style-name="Heading_20_2" text:outline-level="2">一、注册 </text:h>
      <text:p text:style-name="Standard"><text:tab/><text:span text:style-name="T1">注册需要用户提供用户名(唯一确定)、密码、真实姓名。</text:span></text:p>
      <text:p text:style-name="Standard"><text:span text:style-name="T1"><text:tab/>年龄， 学校， 所在地， 生日为选填。</text:span> </text:p>
      <text:h text:style-name="Heading_20_2" text:outline-level="2">二、查看修改个人信息和登录密码</text:h>
      <text:p text:style-name="P1"><text:tab/>个人信息包括真实姓名，生日，学校，所在地，头像。 </text:p>
      <text:p text:style-name="P1"><text:tab/>用户可以查看和修改。</text:p>
      <text:p text:style-name="P1"><text:tab/>用户可以修改登录密码，修改时需要输入原密码。</text:p>
      <text:h text:style-name="Heading_20_2" text:outline-level="2">三、用户状态 </text:h>
      <text:p text:style-name="P1"><text:tab/>每个用户有三种状态: </text:p>
      <text:p text:style-name="P1"><text:tab/><text:tab/>在线好友可见 </text:p>
      <text:p text:style-name="P1"><text:tab/><text:tab/>在线隐身 </text:p>
      <text:p text:style-name="P1"><text:tab/><text:tab/>离线 </text:p>
      <text:p text:style-name="P1"><text:tab/>用户可以修改自己的状态（在线，隐身）</text:p>
      <text:p text:style-name="P1"><text:tab/>由隐身变为在线时，通知在线好友。</text:p>
      <text:h text:style-name="Heading_20_2" text:outline-level="2">四.登录</text:h>
      <text:p text:style-name="Text_20_body"><text:tab/><text:span text:style-name="T1">登录时验证用户名和密码。登陆时可以选择登录状态（在线，隐身）。</text:span></text:p>
      <text:p text:style-name="P2"><text:tab/>若登录状态为“在线“，则通知在线好友自己的登录。</text:p>
      <text:p text:style-name="P1"><text:tab/>每次用户登录后,以用户当前位置为中心,显示地图。</text:p>
      <text:h text:style-name="Heading_20_2" text:outline-level="2">五. 更新用户位置 </text:h>
      <text:p text:style-name="P1"><text:tab/>当用户位置发生变化时,需点击”更新位置“按钮,更新自己的位置。</text:p>
      <text:p text:style-name="P1"><text:tab/>同时刷新地图上附近的好友和店铺信息。</text:p>
      <text:p text:style-name="P1"><text:tab/>并把自己当前的位置信息上传到服务器，该信息可以被好友查看到。</text:p>
      <text:p text:style-name="P1"><text:tab/><text:span text:style-name="T2">注：</text:span></text:p>
      <text:p text:style-name="P1"><text:tab/><text:tab/>如果自动定位与实际位置存在一定偏差,支持用户修正自己的位置,但要在 </text:p>
      <text:p text:style-name="P1">一定限制范围内。 </text:p>
      <text:h text:style-name="Heading_20_2" text:outline-level="2">六. 签到<text:span text:style-name="T1"> </text:span></text:h>
      <text:p text:style-name="P2"><text:tab/>用户在地点页面中，点击“签到“按钮。可以在该地点签到。</text:p>
      <text:p text:style-name="P2"><text:tab/>用户可以查看自己在该地点的签到数。</text:p>
      <text:p text:style-name="P2"><text:tab/>用户可以查看自己或好友的签到信息。</text:p>
      <text:p text:style-name="P2"><text:tab/>用户可以查看自己在哪些地点保持签到次数第一。</text:p>
      <text:h text:style-name="Heading_20_2" text:outline-level="2">七、好友列表 </text:h>
      <text:p text:style-name="P1"><text:tab/>在线好友显示在前面,并显示在线好友最后签到的位置 </text:p>
      <text:p text:style-name="P1"><text:tab/>离线好友显示在后面 </text:p>
      <text:p text:style-name="P1"><text:soft-page-break/><text:tab/>主动提醒好友上线(声音提醒) </text:p>
      <text:h text:style-name="Heading_20_2" text:outline-level="2">六、好友的地理位置 </text:h>
      <text:p text:style-name="P1"><text:tab/>在地图上显示以用户为中心一定范围内的好友的位置信息（一天内）</text:p>
      <text:p text:style-name="P1"><text:tab/>支持列表查询 </text:p>
      <text:p text:style-name="P1"><text:tab/>手动刷新 </text:p>
      <text:p text:style-name="P1"><text:tab/>挪上去显示姓名， 好友签到据现在的时间。 </text:p>
      <text:p text:style-name="P1"><text:tab/>重复的地点,点击后可以查看相应的信息。 </text:p>
      <text:p text:style-name="P1"><text:tab/>移动放缩地图不更新。 </text:p>
      <text:h text:style-name="Heading_20_2" text:outline-level="2">七、与好友即时聊天 </text:h>
      <text:p text:style-name="P1"><text:tab/>可以与在线好友进行文字聊天。 </text:p>
      <text:p text:style-name="P1"><text:tab/>在本地保存聊天记录</text:p>
      <text:p text:style-name="P1"><text:tab/>用户可以查看聊天记录。 </text:p>
      <text:h text:style-name="Heading_20_2" text:outline-level="2">八.同步到人人网 </text:h>
      <text:p text:style-name="Text_20_body"><text:tab/>用户每次签到时，把用户的签到信息同步到人人网。</text:p>
      <text:p text:style-name="Text_20_body"/>
      <text:h text:style-name="Heading_20_2" text:outline-level="2">九.好友推荐搜索，添加好友 ，删除好友</text:h>
      <text:p text:style-name="Text_20_body"><text:tab/>用户可以输入好友的真实姓名或者所在地，学校来搜索好友。</text:p>
      <text:p text:style-name="Text_20_body"><text:tab/>点击“推荐好友“按钮后，会根据所在地，学校向用户推荐好友。</text:p>
      <text:p text:style-name="Text_20_body"><text:tab/>用户可以输入用户名，或者点击好友推荐或搜索结果来发送好友申请，对方同意后，双方成为好友。</text:p>
      <text:p text:style-name="Text_20_body"><text:span text:style-name="T1"><text:tab/> 用户可以解除好友关系。</text:span></text:p>
      <text:h text:style-name="Heading_20_2" text:outline-level="2">十. 查看附近店铺</text:h>
      <text:p text:style-name="Text_20_body"><text:tab/>以用户为中心，显示一定范围内的店铺信息。</text:p>
      <text:p text:style-name="Text_20_body"><text:tab/>支持列表查看。</text:p>
      <text:p text:style-name="Text_20_body"><text:tab/>当用户点击一个店铺后，可以查看该店铺的子地点，以及评论。</text:p>
      <text:p text:style-name="Text_20_body"><text:tab/>用户也可以对地点发表评论。</text:p>
      <text:h text:style-name="Heading_20_2" text:outline-level="2">十一、新建地点</text:h>
      <text:p text:style-name="P1"><text:tab/>用户可以新建地点，每个地点包括地点的名称，地点的位置为用户当前的位置。</text:p>
      <text:p text:style-name="P1"><text:tab/>点击一个地点后，可以在里面新建子地点。</text:p>
      <text:h text:style-name="Heading_20_2" text:outline-level="2">十二、查看地点信息</text:h>
      <text:p text:style-name="Text_20_body"><text:tab/>用户点击一个地点后，可以查看该地点信息。包括该地点的评论，子地点信息，以及该地点登录次数最多的人。</text:p>
      <text:p text:style-name="Text_20_body"><text:tab/>以及用户自己在该地点的登录次数。</text:p>
      <text:h text:style-name="P7" text:outline-level="2"><text:soft-page-break/>十三、 用户定制与商家促销信息 </text:h>
      <text:p text:style-name="P3"><text:tab/>用户可以按类别定制自己关心的促销信息。当用户更新自己的位置后，会收到自己关心的附近的商家的促销消息。</text:p>
      <text:p text:style-name="P3"><text:tab/>商家可以按类别发布促销消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dejia </meta:initial-creator>
    <meta:creation-date>2010-09-01T18:19:26</meta:creation-date>
    <dc:date>2010-09-09T13:28:40</dc:date>
    <dc:creator>lidejia </dc:creator>
    <meta:editing-duration>PT06H49M37S</meta:editing-duration>
    <meta:editing-cycles>37</meta:editing-cycles>
    <meta:generator>OpenOffice.org/3.2$Linux OpenOffice.org_project/320m12$Build-9483</meta:generator>
    <meta:document-statistic meta:table-count="0" meta:image-count="0" meta:object-count="0" meta:page-count="3" meta:paragraph-count="67" meta:word-count="589" meta:character-count="1217"/>
  </office:meta>
</office:document-meta>
</file>